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0cf8b2" officeooo:paragraph-rsid="000cf8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iadic Templat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3:25:22.137116058</meta:creation-date>
    <dc:date>2016-05-18T13:26:21.085381654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4.2.8.2$Linux_X86_64 LibreOffice_project/420m0$Build-2</meta:generator>
  </office:meta>
</office:document-meta>
</file>